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858863012827889" calcext:value-type="float">
            <text:p>0.85886301282788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5009765625" calcext:value-type="float">
            <text:p>0.85009765625</text:p>
          </table:table-cell>
          <table:table-cell table:style-name="ce3" office:value-type="float" office:value="0.00927734375" calcext:value-type="float">
            <text:p>0.00927734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85009765625" calcext:value-type="float">
            <text:p>0.850097656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90966796875" calcext:value-type="float">
            <text:p>0.909667968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4697265625" calcext:value-type="float">
            <text:p>0.46972656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26611328125" calcext:value-type="float">
            <text:p>0.26611328125</text:p>
          </table:table-cell>
          <table:table-cell table:number-columns-repeated="2" table:style-name="ce3" office:value-type="float" office:value="0.02685546875" calcext:value-type="float">
            <text:p>0.0268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0771484375" calcext:value-type="float">
            <text:p>0.0771484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858863012827889" calcext:value-type="float">
            <text:p>0.858863012827889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4697265625" calcext:value-type="float">
            <text:p>0.4697265625</text:p>
          </table:table-cell>
          <table:table-cell table:style-name="ce3" office:value-type="float" office:value="0.0771484375" calcext:value-type="float">
            <text:p>0.07714843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5:43:08.654728546</dc:date>
    <meta:editing-duration>PT1M20S</meta:editing-duration>
    <meta:editing-cycles>1</meta:editing-cycles>
    <meta:generator>LibreOffice/6.0.7.3$Linux_X86_64 LibreOffice_project/00m0$Build-3</meta:generator>
    <meta:document-statistic meta:table-count="1" meta:cell-count="81" meta:object-count="0"/>
  </office:meta>
</office:document-meta>
</file>